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getActors method of the Critter class gets a list of all neighboring actors. This behavior can be inherited in subclasses of Critter. Alternatively, a subclass can decide to process a different set of actors, by overriding the getActors method.</text:p>
      <text:p text:style-name="Standard"/>
      <text:p text:style-name="Standard">The processActors method in the Critter class eats (that is, removes) actors that are not rocks or critters. This behavior is either inherited or overridden in subclasses.</text:p>
      <text:p text:style-name="Standard"/>
      <text:p text:style-name="Text_20_body">When the critter has completed processing actors, it moves to a new location. This is a three-step process.</text:p>
      <text:p text:style-name="Text_20_body">    1. Determination of which locations are candidates for the move<text:line-break/>    2. Selection of one of the candidates<text:line-break/>    3. Making the move</text:p>
      <text:p text:style-name="Standard"/>
      <text:p text:style-name="Standard">Set 8</text:p>
      <text:p text:style-name="Standard">The source code for the ChameleonCritter class is in the critters directory<text:line-break/> <text:line-break/>1. Why does act cause a ChameleonCritter to act differently from a Critter even though ChameleonCritter does not override act?</text:p>
      <text:p text:style-name="Standard"><text:s text:c="5"/>Because the act function <text:s/>consists of five functions, if one of them changes, the corresponding critter will act differently. Since the <text:s/>ChameleonCritter overrides two of them, it will certainly act differently.</text:p>
      <text:p text:style-name="Standard"/>
      <text:p text:style-name="Standard">2.Why does the makeMove method of ChameleonCritter call super.makeMove?</text:p>
      <text:p text:style-name="Standard"><text:s text:c="5"/>Because the <text:s/>makeMove method of ChameleonCritter consists of two part, firstly, it turns the directiom, then it will move like a normal critter, thus it could use the function makeMove of the superclass. </text:p>
      <text:p text:style-name="Standard"/>
      <text:p text:style-name="Standard">3.How would you make the ChameleonCritter drop flowers in its old location when it moves?</text:p>
      <text:p text:style-name="Standard"><text:s text:c="3"/>We need to set a variable to remember the last location, after the critter moves, you can put a flower int the old location, the code is as below:</text:p>
      <text:p text:style-name="Standard"/>
      <text:p text:style-name="Standard"><text:s text:c="4"/>World world = new ActorWorld();</text:p>
      <text:p text:style-name="Standard"><text:s text:c="4"/>Flower drop_flower = new Flower();</text:p>
      <text:p text:style-name="Standard"><text:s text:c="4"/>Location last_location = new Location();</text:p>
      <text:p text:style-name="Standard"><text:s text:c="4"/>/* <text:s text:c="5"/>the <text:s text:c="2"/>original <text:s/>code <text:s text:c="2"/>of <text:s/>ChameleonCritter 's makemove function*/</text:p>
      <text:p text:style-name="Standard"><text:s text:c="4"/>world.add(last_location, <text:s/>drop_flower);</text:p>
      <text:p text:style-name="Standard"/>
      <text:p text:style-name="Standard">4.Why doesn't ChameleonCritter override the getActors method? </text:p>
      <text:p text:style-name="Standard"><text:s text:c="3"/>Because it is not like CrabCritter, which can only move the left or right. It can gon in any direction, and it has no other require for the actor, thus there is no need to override the getActors method.</text:p>
      <text:p text:style-name="Standard"/>
      <text:p text:style-name="Standard"/>
      <text:p text:style-name="Standard">5.Which class contains the getLocation method?<text:line-break/> <text:s text:c="2"/>The class actor contains the <text:s/>getLocation method.</text:p>
      <text:p text:style-name="Standard"/>
      <text:p text:style-name="Standard">6. How can a Critter access its own grid?</text:p>
      <text:p text:style-name="Standard"><text:s text:c="3"/>Since the Critter inherits from the class Actor and the Actor has the method getGrid to return grid, thus the critter can call the getGrid directly.</text:p>
      <text:p text:style-name="Standard"><text:soft-page-break/>Set 9</text:p>
      <text:p text:style-name="Text_20_body">The source code for the CrabCritter class is reproduced at the end of this part of GridWorld.</text:p>
      <text:p text:style-name="Text_20_body">1. Why doesn't CrabCritter override the processActors method?<text:line-break/>According to the title, a CrabCritter is a critter that eats whatever is found in the locations and it will not eat a rock or another critter. Thus it acts the same as a normal critter, it process actors the same as critter, there is no need to override.</text:p>
      <text:p text:style-name="Text_20_body"/>
      <text:p text:style-name="Text_20_body">2. Describe the process a CrabCritter uses to find and eat other actors. Does it always eat all neighboring actors? Explain.<text:line-break/>First, it defines the direction 325, 0, 45 are the direction that it can reach the actor, and then check if there is any actor in these direction(neighboring) <text:s/>and get an actor list, and then CrabCritter will check these actors one by one, if the actor is not critter or rock, <text:s/>CrabCritter <text:s/>will eat it. Since CrabCritter <text:s/>can only reach the location whose rownum is smaller than it and it can't eat rock and critter, thus it doesn't eat all neighboring actor.</text:p>
      <text:p text:style-name="Text_20_body"/>
      <text:p text:style-name="Text_20_body">3. Why is the getLocationsInDirections method used in CrabCritter?<text:line-break/>Because CrabCritter needs to know the valid location in three different direction, it may cause some trouble to use <text:s/>getAdjacentLocation() three times.</text:p>
      <text:p text:style-name="Text_20_body"/>
      <text:p text:style-name="Text_20_body">4. If a CrabCritter has location (3, 4) and faces south, what are the possible locations for actors that are returned by a call to the getActors method?<text:line-break/>The location (4, 3), (4, 4), (4, 5)</text:p>
      <text:p text:style-name="Text_20_body"/>
      <text:p text:style-name="Text_20_body">5. What are the similarities and differences between the movements of a CrabCritter and a Critter?<text:line-break/>The difference is that the <text:s/>CrabCritter can only move left or right while a critter can move in any direction. And the CrabCritter will turn left or right when it can't move while a critter will stay still <text:s/>when it can't move.</text:p>
      <text:p text:style-name="Text_20_body">The similarity is that both of them only move to the empty and valid place, when there are more than one place to choose, they randomly choose one.</text:p>
      <text:p text:style-name="Text_20_body"/>
      <text:p text:style-name="Text_20_body">6. How does a CrabCritter determine when it turns instead of moving?<text:line-break/>Because if there is nowhere to move, the method selectMoveLocation will return current location, and the CrabCritter will compare it with its location, if they are equal, the CrabCritter <text:s/>will turn instead of moving.</text:p>
      <text:p text:style-name="Text_20_body"/>
      <text:p text:style-name="Text_20_body">7. Why don't the CrabCritter objects eat each other?</text:p>
      <text:p text:style-name="Standard">Because the CrabCritter use the same method processActors as critter, since CrabCritter is a instanceof Critter, it will not be eate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1T14:08:19</meta:creation-date>
    <dc:date>2015-08-21T17:04:21</dc:date>
    <meta:editing-duration>PT7M41S</meta:editing-duration>
    <meta:editing-cycles>1</meta:editing-cycles>
    <meta:document-statistic meta:table-count="0" meta:image-count="0" meta:object-count="0" meta:page-count="2" meta:paragraph-count="32" meta:word-count="785" meta:character-count="4745" meta:non-whitespace-character-count="3910"/>
    <meta:generator>LibreOffice/3.5$Linux_X86_64 LibreOffice_project/350m1$Build-2</meta:generator>
  </office:meta>
</office:document-meta>
</file>